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Preformatted_20_Text">
      <style:paragraph-properties fo:margin-top="0.1665in" fo:margin-bottom="0.0835in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"/></text:p>
      <text:p text:style-name="P2">Multicast DNS</text:p>
      <text:p text:style-name="Preformatted_20_Text"/>
      <text:p text:style-name="Preformatted_20_Text"/>
      <text:p text:style-name="Preformatted_20_Text">Abstract</text:p>
      <text:p text:style-name="Preformatted_20_Text"/>
      <text:p text:style-name="Preformatted_20_Text"><text:s text:c="3"/>As networked devices become smaller, more portable, and more</text:p>
      <text:p text:style-name="Preformatted_20_Text"><text:s text:c="3"/>ubiquitous, the ability to operate with less configured</text:p>
      <text:p text:style-name="Preformatted_20_Text"><text:s text:c="3"/>infrastructure is increasingly important. <text:s/>In particular, the ability</text:p>
      <text:p text:style-name="Preformatted_20_Text"><text:s text:c="3"/>to look up DNS resource record data types (including, but not limited</text:p>
      <text:p text:style-name="Preformatted_20_Text"><text:s text:c="3"/>to, host names) in the absence of a conventional managed DNS server</text:p>
      <text:p text:style-name="Preformatted_20_Text"><text:s text:c="3"/>is useful.</text:p>
      <text:p text:style-name="Preformatted_20_Text"/>
      <text:p text:style-name="Preformatted_20_Text"><text:s text:c="3"/>Multicast DNS (mDNS) provides the ability to perform DNS-like</text:p>
      <text:p text:style-name="Preformatted_20_Text"><text:s text:c="3"/>operations on the local link in the absence of any conventional</text:p>
      <text:p text:style-name="Preformatted_20_Text"><text:s text:c="3"/>Unicast DNS server. <text:s/>In addition, Multicast DNS designates a portion</text:p>
      <text:p text:style-name="Preformatted_20_Text"><text:s text:c="3"/>of the DNS namespace to be free for local use, without the need to</text:p>
      <text:p text:style-name="Preformatted_20_Text"><text:s text:c="3"/>pay any annual fee, and without the need to set up delegations or</text:p>
      <text:p text:style-name="Preformatted_20_Text"><text:s text:c="3"/>otherwise configure a conventional DNS server to answer for those</text:p>
      <text:p text:style-name="Preformatted_20_Text"><text:s text:c="3"/>names.</text:p>
      <text:p text:style-name="Preformatted_20_Text"/>
      <text:p text:style-name="Preformatted_20_Text"><text:s text:c="3"/>The primary benefits of Multicast DNS names are that (i) they require</text:p>
      <text:p text:style-name="Preformatted_20_Text"><text:s text:c="3"/>little or no administration or configuration to set them up, (ii)</text:p>
      <text:p text:style-name="Preformatted_20_Text"><text:s text:c="3"/>they work when no infrastructure is present, and (iii) they work</text:p>
      <text:p text:style-name="P1"><text:s text:c="3"/>during infrastructure failur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3:41:14.545204627</meta:creation-date>
    <dc:date>2018-05-15T13:41:28.748449403</dc:date>
    <meta:editing-duration>PT16S</meta:editing-duration>
    <meta:editing-cycles>1</meta:editing-cycles>
    <meta:document-statistic meta:table-count="0" meta:image-count="0" meta:object-count="0" meta:page-count="1" meta:paragraph-count="20" meta:word-count="159" meta:character-count="1030" meta:non-whitespace-character-count="832"/>
    <meta:generator>LibreOffice/5.4.5.1$Linux_X86_64 LibreOffice_project/40m0$Build-1</meta:generator>
  </office:meta>
</office:document-meta>
</file>